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69cm" svg:height="0.926cm" draw:transform="skewX (0.00104719755119659) rotate (-1.55142317209776) translate (6.750702415348cm 3.0801184042549cm)" svg:viewBox="0 0 4470 927" svg:d="M391 927c240-4 1006-242 2123-278 1118-35 1445 127 1821 123 129 2 258-651-87-704-346-50-972-87-1881-57-909 27-1976 156-2257 202-283 45 42 721 281 714z">
          <text:p/>
        </draw:path>
        <draw:path draw:style-name="gr1" draw:text-style-name="P1" draw:layer="layout" svg:width="4.515cm" svg:height="0.781cm" draw:transform="skewX (-0.000174532925199433) rotate (-1.55299396842455) translate (3.930667896637cm 3.3930318388065cm)" svg:viewBox="0 0 4516 782" svg:d="M138 708c340 30 1097 62 1818 72 718 9 2152-25 2526-31 128 3-139-711-253-711-367 1-1042 105-1879 113-837 12-1939-99-2296-151-121-16-16 698 84 708z">
          <text:p/>
        </draw:path>
        <draw:path draw:style-name="gr1" draw:text-style-name="P1" draw:layer="layout" svg:width="1.537cm" svg:height="3.314cm" draw:transform="skewX (0.000698131700797732) rotate (-1.55229583672376) translate (6.623104274055cm 5.4524498702189cm)" svg:viewBox="0 0 1538 3315" svg:d="M1537 3125c-87-186-362-747-532-1440-171-693-177-1005-191-1301-12-295-811-518-814-291-3 228 140 1000 327 1697s316 1048 473 1464c61 163 765-45 737-129z">
          <text:p/>
        </draw:path>
        <draw:path draw:style-name="gr1" draw:text-style-name="P1" draw:layer="layout" svg:width="0.902cm" svg:height="0.661cm" draw:transform="rotate (-2.15687788961459) translate (4.058791145399cm 3.429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3) rotate (-2.1556561591382) translate (6.662306999284cm 3.217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597) rotate (-2.15652882376419) translate (4.092706971542cm 7.59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6) rotate (-2.1556561591382) translate (6.896623985261cm 7.23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4.08565777377cm 6.38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6.869624478732cm 5.6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682cm" svg:height="3.914cm" draw:transform="skewX (0.000698131700797729) rotate (-1.55229583672376) translate (6.8411862214743cm 4.0703049509086cm)" svg:viewBox="0 0 1683 3915" svg:d="M1682 3725c-87-186-456-1036-627-1729-170-693-227-1315-241-1612-12-295-811-518-814-291-3 228 190 1311 377 2008 188 698 411 1337 567 1753 61 163 765-45 738-129z">
          <text:p/>
        </draw:path>
        <draw:path draw:style-name="gr1" draw:text-style-name="P1" draw:layer="layout" svg:width="0.903cm" svg:height="0.661cm" draw:transform="rotate (-2.15757602131539) translate (3.69565777377cm 5.165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6624478732cm 4.231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2:29.231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